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dgfgfdhdfhfdhdg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gfhgfhfh</text:p>
          </table:table-cell>
          <table:table-cell office:value-type="string">
            <text:p>hgfhfsh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fhgfhfghg</text:p>
          </table:table-cell>
          <table:table-cell office:value-type="string">
            <text:p>hgfhfghfgh</text:p>
          </table:table-cell>
          <table:table-cell table:number-columns-repeated="4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4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4:58:18.83</dc:date>
    <meta:editing-duration>PT20M46S</meta:editing-duration>
    <meta:editing-cycles>10</meta:editing-cycles>
    <meta:generator>OpenOffice.org/3.4$Win32 OpenOffice.org_project/340m1$Build-9590</meta:generator>
    <meta:document-statistic meta:table-count="3" meta:cell-count="28" meta:object-count="0"/>
  </office:meta>
</office:document-meta>
</file>